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LocatorFactoryBeanTests.testCombinedLocator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iceLocatorFactoryBeanTests.testNoServiceLocatorInterface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LocatorFactoryBeanTests.testWhenServiceLocatorMethodCalledWithTooMany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LocatorFactoryBeanTests.testStringArg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LocatorFactoryBeanTests.testErrorOnTooManyOrTooFewWithCustomServiceLocat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rviceLocatorFactoryBeanTests.testRequiresListableBeanFactoryAndChokesOnAnythingEl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LocatorFactoryBeanTests.testWhenServiceLocatorExceptionClassToExceptionTypeWithOnlyNoArg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LocatorFactoryBeanTests.testWhenServiceLocatorExceptionClassIsNotAnException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LocatorFactoryBeanTests.testErrorOnTooManyOrTooF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ustomServiceLocatorException2.CustomServiceLocatorException2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LocatorFactoryBeanTests.testServic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viceLocatorFactoryBeanTests.testWhenServiceLocatorInterfaceIsNotAnInterfa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LocatorFactoryBea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iceLocatorException1.CustomServiceLocatorException1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erviceLocatorException3.CustomServiceLocatorException3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LocatorFactoryBeanTests.testNoArg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